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0.83" calcext:value-type="float">
            <text:p>90.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bs-lisp-evaluate-bool.adb</text:p>
          </table:table-cell>
          <table:table-cell/>
          <table:table-cell table:formula="of:=ROUND([.B3]*[.A3]/100; 0)" office:value-type="float" office:value="109" calcext:value-type="float">
            <text:p>109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-char.adb</text:p>
          </table:table-cell>
          <table:table-cell/>
          <table:table-cell table:formula="of:=ROUND([.B4]*[.A4]/100; 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.11" calcext:value-type="float">
            <text:p>86.1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7.96" calcext:value-type="float">
            <text:p>67.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1.23" calcext:value-type="float">
            <text:p>91.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math.adb</text:p>
          </table:table-cell>
          <table:table-cell/>
          <table:table-cell table:formula="of:=ROUND([.B10]*[.A10]/100; 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.8" calcext:value-type="float">
            <text:p>98.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bs-lisp-evaluate-pred.adb</text:p>
          </table:table-cell>
          <table:table-cell/>
          <table:table-cell table:formula="of:=ROUND([.B13]*[.A13]/100; 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7.19" calcext:value-type="float">
            <text:p>67.1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45" calcext:value-type="float">
            <text:p>245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stack.ads</text:p>
          </table:table-cell>
          <table:table-cell/>
          <table:table-cell table:formula="of:=ROUND([.B20]*[.A20]/100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9" calcext:value-type="float">
            <text:p>79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-lisp.ads</text:p>
          </table:table-cell>
          <table:table-cell/>
          <table:table-cell table:formula="of:=ROUND([.B24]*[.A24]/100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41" calcext:value-type="float">
            <text:p>341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p.adb</text:p>
          </table:table-cell>
          <table:table-cell/>
          <table:table-cell table:formula="of:=ROUND([.B26]*[.A26]/100; 0)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line.adb</text:p>
          </table:table-cell>
          <table:table-cell/>
          <table:table-cell table:formula="of:=ROUND([.B27]*[.A27]/100; 0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ROUND([.E29]*100/[.B29]; 2)" office:value-type="float" office:value="73.07" calcext:value-type="float">
            <text:p>73.07</text:p>
          </table:table-cell>
          <table:table-cell table:formula="of:=SUM([.B2:.B27])" office:value-type="float" office:value="3873" calcext:value-type="float">
            <text:p>3873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830" calcext:value-type="float">
            <text:p>2830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5:41:41.042814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1T19:37:24.750232822</dc:date>
    <dc:creator>Brent Seidel</dc:creator>
    <meta:editing-duration>PT4H14M43S</meta:editing-duration>
    <meta:editing-cycles>5</meta:editing-cycles>
    <meta:generator>LibreOffice/6.4.6.2$MacOSX_X86_64 LibreOffice_project/0ce51a4fd21bff07a5c061082cc82c5ed232f115</meta:generator>
    <meta:document-statistic meta:table-count="1" meta:cell-count="112" meta:object-count="0"/>
  </office:meta>
</office:document-meta>
</file>